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8.783cm"/>
    </style:style>
    <style:style style:name="gr2" style:family="graphic" style:parent-style-name="standard">
      <style:graphic-properties draw:stroke="none" draw:fill="none" draw:fill-color="#ffffff" draw:auto-grow-width="true" fo:min-height="0.952cm" fo:min-width="20.429cm"/>
    </style:style>
    <style:style style:name="gr3" style:family="graphic" style:parent-style-name="standard">
      <style:graphic-properties draw:stroke="none" draw:fill="none" draw:fill-color="#ffffff" draw:auto-grow-width="true" fo:min-height="0.952cm" fo:min-width="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draw:fill="none" draw:fill-color="#ffffff" draw:auto-grow-width="true" fo:min-height="0.952cm" fo:min-width="7.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1.057cm" style:use-optimal-column-width="false"/>
    </style:style>
    <style:style style:name="co2" style:family="table-column">
      <style:table-column-properties style:column-width="4.557cm" style:use-optimal-column-width="false"/>
    </style:style>
    <style:style style:name="co3" style:family="table-column">
      <style:table-column-properties style:column-width="6.769cm" style:use-optimal-column-width="false"/>
    </style:style>
    <style:style style:name="co4" style:family="table-column">
      <style:table-column-properties style:column-width="5.025cm" style:use-optimal-column-width="false"/>
    </style:style>
    <style:style style:name="co5" style:family="table-column">
      <style:table-column-properties style:column-width="7.134cm" style:use-optimal-column-width="false"/>
    </style:style>
    <style:style style:name="ro1" style:family="table-row">
      <style:table-row-properties style:row-height="1.136cm"/>
    </style:style>
    <style:style style:name="ro2" style:family="table-row">
      <style:table-row-properties style:row-height="0.91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>
      <style:graphic-properties draw:fill="solid" style:repeat="repeat"/>
      <style:paragraph-properties fo:text-align="center"/>
      <style:text-properties fo:font-size="14pt" style:font-size-asian="14pt" style:font-size-complex="14pt"/>
    </style:style>
    <style:style style:name="ce4" style:family="table-cell">
      <style:graphic-properties draw:fill="solid" style:repeat="repeat"/>
      <style:paragraph-properties fo:text-align="center"/>
    </style:style>
    <style:style style:name="ce5" style:family="table-cell">
      <style:graphic-properties style:repeat="repeat"/>
      <style:paragraph-properties fo:text-align="center" fo:border-left="0.001cm solid #ffffff" fo:border-right="none" fo:border-top="0.001cm solid #ffffff" fo:border-bottom="0.001cm solid 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line-height="200%"/>
    </style:style>
    <style:style style:name="P4" style:family="paragraph">
      <style:paragraph-properties fo:margin-top="0.42cm" fo:margin-bottom="0.35cm" fo:text-align="center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style:font-size-asian="20pt"/>
    </style:style>
    <style:style style:name="T1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'Times New Roman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fo:font-weight="bold" style:font-size-asian="12pt" style:language-asian="zh" style:country-asian="CN" style:font-style-asian="italic" style:font-weight-asian="bold" style:font-size-complex="12pt" style:font-style-complex="italic" style:font-weight-complex="bold"/>
    </style:style>
    <style:style style:name="T6" style:family="text">
      <style:text-properties style:language-asian="zh" style:country-asian="CN"/>
    </style:style>
    <style:style style:name="T7" style:family="text">
      <style:text-properties fo:font-size="12pt" style:font-size-asian="12pt" style:language-asian="zh" style:country-asian="CN" style:font-size-complex="12pt"/>
    </style:style>
    <style:style style:name="T8" style:family="text">
      <style:text-properties fo:font-size="10pt"/>
    </style:style>
    <style:style style:name="T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family="'Times New Roman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3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2" style:family="drawing-page">
      <style:drawing-page-properties presentation:display-header="true" presentation:display-footer="true" presentation:display-page-number="false" presentation:display-date-time="true"/>
    </style:style>
    <style:style style:name="gr44" style:family="graphic" style:parent-style-name="standard">
      <style:graphic-properties draw:stroke="none" draw:fill="none" fo:min-height="18.783cm" fo:wrap-option="no-wrap"/>
    </style:style>
    <style:style style:name="gr49" style:family="graphic" style:parent-style-name="standard">
      <style:graphic-properties draw:stroke="none" draw:fill="none" draw:fill-color="#ffffff" draw:auto-grow-width="true" fo:min-height="0.952cm" fo:min-width="20.429cm" fo:wrap-option="no-wrap"/>
    </style:style>
    <style:style style:name="gr52" style:family="graphic" style:parent-style-name="standard">
      <style:graphic-properties draw:stroke="none" draw:fill="none" draw:fill-color="#ffffff" draw:auto-grow-width="true" fo:min-height="0.952cm" fo:min-width="8cm" fo:wrap-option="no-wrap"/>
    </style:style>
    <style:style style:name="gr53" style:family="graphic">
      <style:graphic-properties style:protect="size"/>
    </style:style>
    <style:style style:name="gr72" style:family="graphic" style:parent-style-name="standard">
      <style:graphic-properties draw:ole-draw-aspect="1"/>
    </style:style>
    <style:style style:name="gr73" style:family="graphic" style:parent-style-name="standard">
      <style:graphic-properties draw:stroke="none" draw:fill="none" draw:fill-color="#ffffff" draw:auto-grow-width="true" fo:min-height="0.952cm" fo:min-width="7.5cm" fo:wrap-option="no-wrap"/>
    </style:style>
    <style:style style:name="pr54" style:family="presentation" style:parent-style-name="Default-notes">
      <style:graphic-properties draw:fill-color="#ffffff" draw:auto-grow-height="true" fo:min-height="13.365cm" fo:wrap-option="no-wrap"/>
    </style:style>
    <style:style style:name="co56" style:family="table-column">
      <style:table-column-properties style:column-width="1.058cm" style:use-optimal-column-width="false"/>
    </style:style>
    <style:style style:name="co57" style:family="table-column">
      <style:table-column-properties style:column-width="4.557cm" style:use-optimal-column-width="false"/>
    </style:style>
    <style:style style:name="co58" style:family="table-column">
      <style:table-column-properties style:column-width="6.769cm" style:use-optimal-column-width="false"/>
    </style:style>
    <style:style style:name="co59" style:family="table-column">
      <style:table-column-properties style:column-width="5.025cm" style:use-optimal-column-width="false"/>
    </style:style>
    <style:style style:name="co60" style:family="table-column">
      <style:table-column-properties style:column-width="7.133cm" style:use-optimal-column-width="false"/>
    </style:style>
    <style:style style:name="ro61" style:family="table-row">
      <style:table-row-properties style:row-height="1.136cm"/>
    </style:style>
    <style:style style:name="ro69" style:family="table-row">
      <style:table-row-properties style:row-height="1.122cm"/>
    </style:style>
    <style:style style:name="ce62" style:family="table-cell">
      <style:graphic-properties style:repeat="repeat" fo:wrap-option="no-wrap"/>
      <style:paragraph-properties fo:text-align="center"/>
    </style:style>
    <style:style style:name="ce63" style:family="table-cell">
      <style:graphic-properties style:repeat="repeat" fo:wrap-option="no-wrap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5" style:family="table-cell">
      <style:graphic-properties draw:fill="solid" style:repeat="repeat" fo:wrap-option="no-wrap"/>
      <style:paragraph-properties fo:text-align="center"/>
      <style:text-properties fo:font-size="14pt" style:font-size-asian="14pt" style:font-size-complex="14pt"/>
    </style:style>
    <style:style style:name="ce67" style:family="table-cell">
      <style:graphic-properties style:repeat="repeat" fo:wrap-option="no-wrap"/>
      <style:paragraph-properties fo:text-align="center" fo:border-left="0.02cm solid #000000" fo:border-right="0.02cm solid #000000" fo:border-top="0.02cm solid #000000" fo:border-bottom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8" style:family="table-cell">
      <style:graphic-properties draw:fill="solid" style:repeat="repeat" fo:wrap-option="no-wrap"/>
      <style:paragraph-properties fo:text-align="center"/>
    </style:style>
    <style:style style:name="ce70" style:family="table-cell">
      <style:graphic-properties style:repeat="repeat" fo:padding-top="0.279cm" fo:padding-bottom="0.279cm" fo:padding-left="0.279cm" fo:padding-right="0.279cm" fo:wrap-option="no-wrap"/>
      <style:paragraph-properties fo:text-align="center" fo:border="0.01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1" style:family="table-cell">
      <style:graphic-properties draw:fill="solid" style:repeat="repeat" fo:wrap-option="no-wrap"/>
      <style:paragraph-properties fo:text-align="center" fo:border-left="none" fo:border-right="0.02cm solid #000000" fo:border-top="0.02cm solid #000000" fo:border-bottom="0.02cm solid #000000"/>
    </style:style>
    <style:style style:name="P33" style:family="paragraph">
      <style:paragraph-properties fo:margin-top="0.42cm" fo:margin-bottom="0.35cm" fo:text-align="center"/>
    </style:style>
    <style:style style:name="P36" style:family="paragraph">
      <style:paragraph-properties fo:margin-top="0.42cm" fo:margin-bottom="0.35cm" fo:text-align="start"/>
    </style:style>
    <style:style style:name="P41" style:family="paragraph">
      <style:paragraph-properties fo:line-height="200%"/>
    </style:style>
    <style:style style:name="P45" style:family="paragraph">
      <style:paragraph-properties fo:margin-top="0.42cm" fo:margin-bottom="0.35cm" fo:text-align="center" style:punctuation-wrap="simple" style:line-break="strict" style:writing-mode="lr-tb"/>
      <style:text-properties fo:font-size="10pt"/>
    </style:style>
    <style:style style:name="P46" style:family="paragraph">
      <style:paragraph-properties fo:text-align="center"/>
    </style:style>
    <style:style style:name="P50" style:family="paragraph">
      <style:paragraph-properties fo:text-align="center" style:punctuation-wrap="simple" style:line-break="strict" style:writing-mode="lr-tb"/>
      <style:text-properties fo:font-size="26pt" style:font-size-asian="26pt" style:font-size-complex="26pt"/>
    </style:style>
    <style:style style:name="P55" style:family="paragraph">
      <style:paragraph-properties style:punctuation-wrap="simple" style:line-break="strict" style:writing-mode="lr-tb"/>
    </style:style>
    <style:style style:name="P74" style:family="paragraph">
      <style:paragraph-properties style:punctuation-wrap="simple" style:line-break="strict" style:writing-mode="lr-tb"/>
      <style:text-properties style:font-size-asian="20pt"/>
    </style:style>
    <style:style style:name="T34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35" style:family="text">
      <style:text-properties fo:font-family="'Times New Roman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fo:font-style="italic" fo:font-weight="bold" style:font-size-asian="12pt" style:language-asian="zh" style:country-asian="CN" style:font-style-asian="italic" style:font-weight-asian="bold" style:font-size-complex="12pt" style:font-style-complex="italic" style:font-weight-complex="bold"/>
    </style:style>
    <style:style style:name="T40" style:family="text">
      <style:text-properties style:language-asian="zh" style:country-asian="CN"/>
    </style:style>
    <style:style style:name="T42" style:family="text">
      <style:text-properties fo:font-size="12pt" style:font-size-asian="12pt" style:language-asian="zh" style:country-asian="CN" style:font-size-complex="12pt"/>
    </style:style>
    <style:style style:name="T43" style:family="text">
      <style:text-properties fo:font-size="10pt"/>
    </style:style>
    <style:style style:name="T4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8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51" style:family="text">
      <style:text-properties fo:font-family="'Times New Roman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6" style:family="text">
      <style:text-properties fo:font-size="14pt" style:font-size-asian="14pt" style:font-size-complex="14pt"/>
    </style:style>
    <text:list-style style:name="L3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3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9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93" style:family="drawing-page">
      <style:drawing-page-properties presentation:display-header="true" presentation:display-footer="true" presentation:display-page-number="false" presentation:display-date-time="true"/>
    </style:style>
    <style:style style:name="gr114" style:family="graphic" style:parent-style-name="standard">
      <style:graphic-properties draw:stroke="none" draw:fill="none" draw:fill-color="#ffffff" draw:auto-grow-width="true" fo:min-height="0.952cm" fo:min-width="20.429cm" fo:wrap-option="no-wrap"/>
    </style:style>
    <style:style style:name="gr117" style:family="graphic" style:parent-style-name="standard">
      <style:graphic-properties draw:stroke="none" draw:fill="none" draw:fill-color="#ffffff" draw:auto-grow-width="true" fo:min-height="0.952cm" fo:min-width="7.5cm" fo:wrap-option="no-wrap"/>
    </style:style>
    <style:style style:name="gr118" style:family="graphic">
      <style:graphic-properties style:protect="size"/>
    </style:style>
    <style:style style:name="pr119" style:family="presentation" style:parent-style-name="Default-notes">
      <style:graphic-properties draw:fill-color="#ffffff" draw:auto-grow-height="true" fo:min-height="13.365cm" fo:wrap-option="no-wrap"/>
    </style:style>
    <style:style style:name="co94" style:family="table-column">
      <style:table-column-properties style:column-width="1.058cm" style:use-optimal-column-width="false"/>
    </style:style>
    <style:style style:name="co95" style:family="table-column">
      <style:table-column-properties style:column-width="4.557cm" style:use-optimal-column-width="false"/>
    </style:style>
    <style:style style:name="co96" style:family="table-column">
      <style:table-column-properties style:column-width="6.769cm" style:use-optimal-column-width="false"/>
    </style:style>
    <style:style style:name="co97" style:family="table-column">
      <style:table-column-properties style:column-width="5.025cm" style:use-optimal-column-width="false"/>
    </style:style>
    <style:style style:name="co98" style:family="table-column">
      <style:table-column-properties style:column-width="7.133cm" style:use-optimal-column-width="false"/>
    </style:style>
    <style:style style:name="ro99" style:family="table-row">
      <style:table-row-properties style:row-height="1.136cm"/>
    </style:style>
    <style:style style:name="ro109" style:family="table-row">
      <style:table-row-properties style:row-height="1.122cm"/>
    </style:style>
    <style:style style:name="ce100" style:family="table-cell">
      <style:graphic-properties style:repeat="repeat" fo:wrap-option="no-wrap"/>
      <style:paragraph-properties fo:text-align="center"/>
    </style:style>
    <style:style style:name="ce101" style:family="table-cell">
      <style:graphic-properties style:repeat="repeat" fo:wrap-option="no-wrap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05" style:family="table-cell">
      <style:graphic-properties draw:fill="solid" style:repeat="repeat" fo:wrap-option="no-wrap"/>
      <style:paragraph-properties fo:text-align="center"/>
      <style:text-properties fo:font-size="14pt" style:font-size-asian="14pt" style:font-size-complex="14pt"/>
    </style:style>
    <style:style style:name="ce107" style:family="table-cell">
      <style:graphic-properties style:repeat="repeat" fo:wrap-option="no-wrap"/>
      <style:paragraph-properties fo:text-align="center" fo:border-left="0.02cm solid #000000" fo:border-right="0.02cm solid #000000" fo:border-top="0.02cm solid #000000" fo:border-bottom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08" style:family="table-cell">
      <style:graphic-properties draw:fill="solid" style:repeat="repeat" fo:wrap-option="no-wrap"/>
      <style:paragraph-properties fo:text-align="center"/>
    </style:style>
    <style:style style:name="ce110" style:family="table-cell">
      <style:graphic-properties style:repeat="repeat" fo:padding-top="0.279cm" fo:padding-bottom="0.279cm" fo:padding-left="0.279cm" fo:padding-right="0.279cm" fo:wrap-option="no-wrap"/>
      <style:paragraph-properties fo:text-align="center" fo:border="0.01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11" style:family="table-cell">
      <style:graphic-properties draw:fill="solid" style:repeat="repeat" fo:wrap-option="no-wrap"/>
      <style:paragraph-properties fo:text-align="center" fo:border-left="none" fo:border-right="0.02cm solid #000000" fo:border-top="0.02cm solid #000000" fo:border-bottom="0.02cm solid #000000"/>
    </style:style>
    <style:style style:name="P102" style:family="paragraph">
      <style:paragraph-properties fo:text-align="center"/>
    </style:style>
    <style:style style:name="P115" style:family="paragraph">
      <style:paragraph-properties fo:text-align="center" style:punctuation-wrap="simple" style:line-break="strict" style:writing-mode="lr-tb"/>
      <style:text-properties fo:font-size="26pt" style:font-size-asian="26pt" style:font-size-complex="26pt"/>
    </style:style>
    <style:style style:name="P120" style:family="paragraph">
      <style:paragraph-properties style:punctuation-wrap="simple" style:line-break="strict" style:writing-mode="lr-tb"/>
      <style:text-properties style:font-size-asian="20pt"/>
    </style:style>
    <style:style style:name="T10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4" style:family="text">
      <style:text-properties fo:font-size="12pt" fo:font-style="italic" fo:font-weight="bold" style:font-size-asian="12pt" style:language-asian="zh" style:country-asian="CN" style:font-style-asian="italic" style:font-weight-asian="bold" style:font-size-complex="12pt" style:font-style-complex="italic" style:font-weight-complex="bold"/>
    </style:style>
    <style:style style:name="T106" style:family="text">
      <style:text-properties fo:font-size="14pt" style:font-size-asian="14pt" style:font-size-complex="14pt"/>
    </style:style>
    <style:style style:name="T11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3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116" style:family="text">
      <style:text-properties fo:font-family="'Times New Roman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9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92" draw:master-page-name="Default">
        <draw:frame draw:style-name="standard" draw:layer="layout" svg:width="24.541cm" svg:height="4.529cm" svg:x="1.5cm" svg:y="3.59cm">
          <table:table table:name="slideTable" table:template-name="default" table:use-first-row-styles="true" table:use-banding-rows-styles="true">
            <table:table-column table:style-name="co94"/>
            <table:table-column table:style-name="co95"/>
            <table:table-column table:style-name="co96"/>
            <table:table-column table:style-name="co97"/>
            <table:table-column table:style-name="co98"/>
            <table:table-row table:style-name="ro99" table:default-cell-style-name="ce101">
              <table:table-cell table:style-name="ce100"/>
              <table:table-cell>
                <text:p text:style-name="P102"><text:span text:style-name="T103">ConsumeItem</text:span></text:p>
              </table:table-cell>
              <table:table-cell>
                <text:p text:style-name="P102"><text:span text:style-name="T103">Total Expense($)</text:span></text:p>
              </table:table-cell>
              <table:table-cell>
                <text:p text:style-name="P102"><text:span text:style-name="T103">Price(</text:span><text:span text:style-name="T104">$</text:span><text:span text:style-name="T103">)</text:span></text:p>
              </table:table-cell>
              <table:table-cell>
                <text:p text:style-name="P102"><text:span text:style-name="T103">Total Quantity</text:span></text:p>
              </table:table-cell>
            </table:table-row>
            <table:table-row table:style-name="ro99" table:default-cell-style-name="ce105">
              <table:table-cell table:style-name="ce101">
                <text:p text:style-name="P102"><text:span text:style-name="T103">1</text:span></text:p>
              </table:table-cell>
              <table:table-cell>
                <text:p text:style-name="P102"><text:span text:style-name="T106">ConsumeItem1</text:span></text:p>
              </table:table-cell>
              <table:table-cell>
                <text:p text:style-name="P102"><text:span text:style-name="T106">ExpenseOfItem1</text:span></text:p>
              </table:table-cell>
              <table:table-cell>
                <text:p text:style-name="P102"><text:span text:style-name="T106">PriceOfItem1</text:span></text:p>
              </table:table-cell>
              <table:table-cell>
                <text:p text:style-name="P102"><text:span text:style-name="T106">QuantityOfItem1</text:span></text:p>
              </table:table-cell>
            </table:table-row>
            <table:table-row table:style-name="ro99" table:default-cell-style-name="ce105">
              <table:table-cell table:style-name="ce107">
                <text:p text:style-name="P102"><text:span text:style-name="T103">2</text:span></text:p>
              </table:table-cell>
              <table:table-cell table:style-name="ce108">
                <text:p text:style-name="P102"><text:span text:style-name="T106">ConsumeItem2</text:span></text:p>
              </table:table-cell>
              <table:table-cell>
                <text:p text:style-name="P102"><text:span text:style-name="T106">ExpenseOfItem2</text:span></text:p>
              </table:table-cell>
              <table:table-cell>
                <text:p text:style-name="P102"><text:span text:style-name="T106">PriceOfItem2</text:span></text:p>
              </table:table-cell>
              <table:table-cell>
                <text:p text:style-name="P102"><text:span text:style-name="T106">QuantityOfItem2</text:span></text:p>
              </table:table-cell>
            </table:table-row>
            <table:table-row table:style-name="ro109" table:default-cell-style-name="ce105">
              <table:table-cell table:style-name="ce110">
                <text:p text:style-name="P102"><text:span text:style-name="T103">3</text:span></text:p>
              </table:table-cell>
              <table:table-cell table:style-name="ce111">
                <text:p text:style-name="P102"><text:span text:style-name="T106">ConsumeItem3</text:span></text:p>
              </table:table-cell>
              <table:table-cell>
                <text:p text:style-name="P102"><text:span text:style-name="T106">ExpenseOfItem3</text:span></text:p>
              </table:table-cell>
              <table:table-cell>
                <text:p text:style-name="P102"><text:span text:style-name="T106">PriceOfItem3</text:span></text:p>
              </table:table-cell>
              <table:table-cell>
                <text:p text:style-name="P102"><text:span text:style-name="T106">QuantityOfItem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4" draw:text-style-name="P115" draw:layer="layout" svg:width="20.929cm" svg:height="1.297cm" svg:x="3.501cm" svg:y="0.204cm">
          <draw:text-box>
            <text:p text:style-name="P102"><text:span text:style-name="T112">Welcome to </text:span><text:span text:style-name="T113">RestaurantName</text:span></text:p>
          </draw:text-box>
        </draw:frame>
        <draw:frame draw:style-name="gr117" draw:text-style-name="P115" draw:layer="layout" svg:width="8.579cm" svg:height="1.297cm" svg:x="19.511cm" svg:y="19.704cm">
          <draw:text-box>
            <text:p text:style-name="P102"><text:span text:style-name="T112">Powered By </text:span><text:span text:style-name="T116">author</text:span></text:p>
          </draw:text-box>
        </draw:frame>
        <presentation:notes draw:style-name="dp93">
          <draw:page-thumbnail draw:style-name="gr118" draw:layer="layout" svg:width="14.848cm" svg:height="11.136cm" svg:x="3.075cm" svg:y="2.257cm" draw:page-number="1" presentation:class="page"/>
          <draw:frame presentation:style-name="pr119" draw:text-style-name="P120" draw:layer="layout" svg:width="16.799cm" svg:height="13.365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2cm solid #000000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 fo:wrap-option="no-wrap"/>
    </style:style>
    <style:style style:name="blue2" style:family="table-cell" style:parent-style-name="default">
      <style:graphic-properties draw:fill="solid" draw:fill-color="#0099ff" fo:wrap-option="no-wrap"/>
    </style:style>
    <style:style style:name="blue3" style:family="table-cell" style:parent-style-name="default">
      <style:graphic-properties draw:fill="solid" draw:fill-color="#0066cc" fo:wrap-option="no-wrap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 fo:wrap-option="no-wrap"/>
      <style:text-properties style:letter-kerning="true"/>
    </style:style>
    <style:style style:name="Default-backgroundobjects" style:family="presentation">
      <style:graphic-properties fo:wrap-option="no-wrap"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wrap-option="no-wrap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fo:wrap-option="no-wra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wrap-option="no-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75" style:family="drawing-page">
      <style:drawing-page-properties draw:background-size="border" draw:fill="none"/>
    </style:style>
    <style:style style:name="Mdp76" style:family="drawing-page">
      <style:drawing-page-properties presentation:display-header="true" presentation:display-footer="true" presentation:display-page-number="false" presentation:display-date-time="true"/>
    </style:style>
    <style:style style:name="Mgr79" style:family="graphic" style:parent-style-name="standard">
      <style:graphic-properties draw:stroke="none" draw:fill="none" draw:fill-color="#ffffff" draw:auto-grow-height="false" fo:min-height="1.485cm" fo:wrap-option="no-wrap"/>
    </style:style>
    <style:style style:name="Mgr83" style:family="graphic" style:parent-style-name="standard">
      <style:graphic-properties draw:stroke="none" draw:fill="none" draw:fill-color="#ffffff" draw:textarea-vertical-align="bottom" draw:auto-grow-height="false" fo:min-height="1.485cm" fo:wrap-option="no-wrap"/>
    </style:style>
    <style:style style:name="Mpr84" style:family="presentation" style:parent-style-name="Default-title">
      <style:graphic-properties fo:wrap-option="no-wrap"/>
    </style:style>
    <style:style style:name="Mpr85" style:family="presentation" style:parent-style-name="Default-outline1">
      <style:graphic-properties fo:wrap-option="no-wrap"/>
    </style:style>
    <style:style style:name="Mpr86" style:family="presentation" style:parent-style-name="Default-backgroundobjects">
      <style:graphic-properties draw:stroke="none" draw:fill="none" draw:fill-color="#ffffff" draw:auto-grow-height="false" fo:min-height="1.449cm" fo:wrap-option="no-wrap"/>
    </style:style>
    <style:style style:name="Mpr89" style:family="presentation" style:parent-style-name="Default-notes">
      <style:graphic-properties fo:wrap-option="no-wrap"/>
    </style:style>
    <style:style style:name="Mpr90" style:family="presentation" style:parent-style-name="Default-backgroundobjects">
      <style:graphic-properties draw:stroke="none" draw:fill="none" draw:fill-color="#ffffff" draw:auto-grow-height="false" fo:min-height="1.485cm" fo:wrap-option="no-wrap"/>
    </style:style>
    <style:style style:name="Mpr91" style:family="presentation" style:parent-style-name="Default-backgroundobjects">
      <style:graphic-properties draw:stroke="none" draw:fill="none" draw:fill-color="#ffffff" draw:textarea-vertical-align="bottom" draw:auto-grow-height="false" fo:min-height="1.485cm" fo:wrap-option="no-wrap"/>
    </style:style>
    <style:style style:name="MP77" style:family="paragraph">
      <style:paragraph-properties style:line-break="strict"/>
      <style:text-properties fo:font-size="14pt" style:font-size-asian="14pt" style:font-size-complex="14pt"/>
    </style:style>
    <style:style style:name="MP80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81" style:family="paragraph">
      <style:paragraph-properties fo:text-align="end" style:line-break="strict"/>
      <style:text-properties fo:font-size="14pt" style:font-size-asian="14pt" style:font-size-complex="14pt"/>
    </style:style>
    <style:style style:name="MP8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87" style:family="paragraph">
      <style:paragraph-properties fo:text-align="center" style:line-break="strict"/>
      <style:text-properties fo:font-size="14pt" style:font-size-asian="14pt" style:font-size-complex="14pt"/>
    </style:style>
    <style:style style:name="MP88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78" style:family="text">
      <style:text-properties fo:font-size="14pt" style:font-size-asian="14pt" style:font-size-complex="14pt"/>
    </style:style>
    <text:list-style style:name="ML7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76">
      <draw:frame draw:style-name="Mgr79" draw:text-style-name="MP80" draw:layer="backgroundobjects" svg:width="9.113cm" svg:height="1.484cm" svg:x="0cm" svg:y="0cm" presentation:class="header">
        <draw:text-box>
          <text:p text:style-name="MP77"><text:span text:style-name="MT78"><presentation:header/></text:span></text:p>
        </draw:text-box>
      </draw:frame>
      <draw:frame draw:style-name="Mgr79" draw:text-style-name="MP82" draw:layer="backgroundobjects" svg:width="9.113cm" svg:height="1.484cm" svg:x="11.886cm" svg:y="0cm" presentation:class="date-time">
        <draw:text-box>
          <text:p text:style-name="MP81"><text:span text:style-name="MT78"><presentation:date-time/></text:span></text:p>
        </draw:text-box>
      </draw:frame>
      <draw:frame draw:style-name="Mgr83" draw:text-style-name="MP80" draw:layer="backgroundobjects" svg:width="9.113cm" svg:height="1.484cm" svg:x="0cm" svg:y="28.215cm" presentation:class="footer">
        <draw:text-box>
          <text:p text:style-name="MP77"><text:span text:style-name="MT78"><presentation:footer/></text:span></text:p>
        </draw:text-box>
      </draw:frame>
      <draw:frame draw:style-name="Mgr83" draw:text-style-name="MP82" draw:layer="backgroundobjects" svg:width="9.113cm" svg:height="1.484cm" svg:x="11.886cm" svg:y="28.215cm" presentation:class="page-number">
        <draw:text-box>
          <text:p text:style-name="MP81"><text:span text:style-name="MT78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75">
      <draw:frame presentation:style-name="Mpr84" draw:layer="backgroundobjects" svg:width="25.199cm" svg:height="3.506cm" svg:x="1.4cm" svg:y="0.837cm" presentation:class="title" presentation:placeholder="true">
        <draw:text-box/>
      </draw:frame>
      <draw:frame presentation:style-name="Mpr85" draw:layer="backgroundobjects" svg:width="25.199cm" svg:height="13.859cm" svg:x="1.4cm" svg:y="4.914cm" presentation:class="outline" presentation:placeholder="true">
        <draw:text-box/>
      </draw:frame>
      <draw:frame presentation:style-name="Mpr86" draw:text-style-name="MP80" draw:layer="backgroundobjects" svg:width="6.523cm" svg:height="1.448cm" svg:x="1.4cm" svg:y="19.131cm" presentation:class="date-time">
        <draw:text-box>
          <text:p text:style-name="MP77"><text:span text:style-name="MT78"><presentation:date-time/></text:span></text:p>
        </draw:text-box>
      </draw:frame>
      <draw:frame presentation:style-name="Mpr86" draw:text-style-name="MP88" draw:layer="backgroundobjects" svg:width="8.875cm" svg:height="1.448cm" svg:x="9.576cm" svg:y="19.131cm" presentation:class="footer">
        <draw:text-box>
          <text:p text:style-name="MP87"><text:span text:style-name="MT78"><presentation:footer/></text:span></text:p>
        </draw:text-box>
      </draw:frame>
      <draw:frame presentation:style-name="Mpr86" draw:text-style-name="MP82" draw:layer="backgroundobjects" svg:width="6.523cm" svg:height="1.448cm" svg:x="20.076cm" svg:y="19.131cm" presentation:class="page-number">
        <draw:text-box>
          <text:p text:style-name="MP81"><text:span text:style-name="MT78"><text:page-number>&lt;number&gt;</text:page-number></text:span></text:p>
        </draw:text-box>
      </draw:frame>
      <presentation:notes style:page-layout-name="PM0">
        <draw:page-thumbnail presentation:style-name="Mpr84" draw:layer="backgroundobjects" svg:width="14.848cm" svg:height="11.136cm" svg:x="3.075cm" svg:y="2.257cm" presentation:class="page"/>
        <draw:frame presentation:style-name="Mpr89" draw:layer="backgroundobjects" svg:width="16.799cm" svg:height="13.364cm" svg:x="2.1cm" svg:y="14.107cm" presentation:class="notes" presentation:placeholder="true">
          <draw:text-box/>
        </draw:frame>
        <draw:frame presentation:style-name="Mpr90" draw:text-style-name="MP80" draw:layer="backgroundobjects" svg:width="9.113cm" svg:height="1.484cm" svg:x="0cm" svg:y="0cm" presentation:class="header">
          <draw:text-box>
            <text:p text:style-name="MP77"><text:span text:style-name="MT78"><presentation:header/></text:span></text:p>
          </draw:text-box>
        </draw:frame>
        <draw:frame presentation:style-name="Mpr90" draw:text-style-name="MP82" draw:layer="backgroundobjects" svg:width="9.113cm" svg:height="1.484cm" svg:x="11.886cm" svg:y="0cm" presentation:class="date-time">
          <draw:text-box>
            <text:p text:style-name="MP81"><text:span text:style-name="MT78"><presentation:date-time/></text:span></text:p>
          </draw:text-box>
        </draw:frame>
        <draw:frame presentation:style-name="Mpr91" draw:text-style-name="MP80" draw:layer="backgroundobjects" svg:width="9.113cm" svg:height="1.484cm" svg:x="0cm" svg:y="28.215cm" presentation:class="footer">
          <draw:text-box>
            <text:p text:style-name="MP77"><text:span text:style-name="MT78"><presentation:footer/></text:span></text:p>
          </draw:text-box>
        </draw:frame>
        <draw:frame presentation:style-name="Mpr91" draw:text-style-name="MP82" draw:layer="backgroundobjects" svg:width="9.113cm" svg:height="1.484cm" svg:x="11.886cm" svg:y="28.215cm" presentation:class="page-number">
          <draw:text-box>
            <text:p text:style-name="MP81"><text:span text:style-name="MT7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3H52M53S</meta:editing-duration>
    <meta:editing-cycles>35</meta:editing-cycles>
    <meta:generator>IBM_Lotus_Symphony/3.0$Win32 OpenOffice.org_project/310m11$Build-9399</meta:generator>
    <dc:date>2011-06-20T14:02:57.21</dc:date>
    <meta:document-statistic meta:object-count="26"/>
  </office:meta>
</office:document-meta>
</file>

<file path=tmp0000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8.783cm"/>
    </style:style>
    <style:style style:name="gr2" style:family="graphic" style:parent-style-name="standard">
      <style:graphic-properties draw:stroke="none" draw:fill="none" draw:fill-color="#ffffff" draw:auto-grow-width="true" fo:min-height="0.952cm" fo:min-width="20.429cm"/>
    </style:style>
    <style:style style:name="gr3" style:family="graphic" style:parent-style-name="standard">
      <style:graphic-properties draw:stroke="none" draw:fill="none" draw:fill-color="#ffffff" draw:auto-grow-width="true" fo:min-height="0.952cm" fo:min-width="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draw:fill="none" draw:fill-color="#ffffff" draw:auto-grow-width="true" fo:min-height="0.952cm" fo:min-width="7.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1.057cm" style:use-optimal-column-width="false"/>
    </style:style>
    <style:style style:name="co2" style:family="table-column">
      <style:table-column-properties style:column-width="4.557cm" style:use-optimal-column-width="false"/>
    </style:style>
    <style:style style:name="co3" style:family="table-column">
      <style:table-column-properties style:column-width="6.769cm" style:use-optimal-column-width="false"/>
    </style:style>
    <style:style style:name="co4" style:family="table-column">
      <style:table-column-properties style:column-width="5.025cm" style:use-optimal-column-width="false"/>
    </style:style>
    <style:style style:name="co5" style:family="table-column">
      <style:table-column-properties style:column-width="7.134cm" style:use-optimal-column-width="false"/>
    </style:style>
    <style:style style:name="ro1" style:family="table-row">
      <style:table-row-properties style:row-height="1.136cm"/>
    </style:style>
    <style:style style:name="ro2" style:family="table-row">
      <style:table-row-properties style:row-height="0.91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>
      <style:graphic-properties draw:fill="solid" style:repeat="repeat"/>
      <style:paragraph-properties fo:text-align="center"/>
      <style:text-properties fo:font-size="14pt" style:font-size-asian="14pt" style:font-size-complex="14pt"/>
    </style:style>
    <style:style style:name="ce4" style:family="table-cell">
      <style:graphic-properties draw:fill="solid" style:repeat="repeat"/>
      <style:paragraph-properties fo:text-align="center"/>
    </style:style>
    <style:style style:name="ce5" style:family="table-cell">
      <style:graphic-properties style:repeat="repeat"/>
      <style:paragraph-properties fo:text-align="center" fo:border-left="0.001cm solid #ffffff" fo:border-right="none" fo:border-top="0.001cm solid #ffffff" fo:border-bottom="0.001cm solid 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line-height="200%"/>
    </style:style>
    <style:style style:name="P4" style:family="paragraph">
      <style:paragraph-properties fo:margin-top="0.42cm" fo:margin-bottom="0.35cm" fo:text-align="center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style:font-size-asian="20pt"/>
    </style:style>
    <style:style style:name="T1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'Times New Roman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fo:font-weight="bold" style:font-size-asian="12pt" style:language-asian="zh" style:country-asian="CN" style:font-style-asian="italic" style:font-weight-asian="bold" style:font-size-complex="12pt" style:font-style-complex="italic" style:font-weight-complex="bold"/>
    </style:style>
    <style:style style:name="T6" style:family="text">
      <style:text-properties style:language-asian="zh" style:country-asian="CN"/>
    </style:style>
    <style:style style:name="T7" style:family="text">
      <style:text-properties fo:font-size="12pt" style:font-size-asian="12pt" style:language-asian="zh" style:country-asian="CN" style:font-size-complex="12pt"/>
    </style:style>
    <style:style style:name="T8" style:family="text">
      <style:text-properties fo:font-size="10pt"/>
    </style:style>
    <style:style style:name="T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family="'Times New Roman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3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2" style:family="drawing-page">
      <style:drawing-page-properties presentation:display-header="true" presentation:display-footer="true" presentation:display-page-number="false" presentation:display-date-time="true"/>
    </style:style>
    <style:style style:name="gr44" style:family="graphic" style:parent-style-name="standard">
      <style:graphic-properties draw:stroke="none" draw:fill="none" fo:min-height="18.783cm" fo:wrap-option="no-wrap"/>
    </style:style>
    <style:style style:name="gr49" style:family="graphic" style:parent-style-name="standard">
      <style:graphic-properties draw:stroke="none" draw:fill="none" draw:fill-color="#ffffff" draw:auto-grow-width="true" fo:min-height="0.952cm" fo:min-width="20.429cm" fo:wrap-option="no-wrap"/>
    </style:style>
    <style:style style:name="gr52" style:family="graphic" style:parent-style-name="standard">
      <style:graphic-properties draw:stroke="none" draw:fill="none" draw:fill-color="#ffffff" draw:auto-grow-width="true" fo:min-height="0.952cm" fo:min-width="8cm" fo:wrap-option="no-wrap"/>
    </style:style>
    <style:style style:name="gr53" style:family="graphic">
      <style:graphic-properties style:protect="size"/>
    </style:style>
    <style:style style:name="gr72" style:family="graphic" style:parent-style-name="standard">
      <style:graphic-properties draw:ole-draw-aspect="1"/>
    </style:style>
    <style:style style:name="gr73" style:family="graphic" style:parent-style-name="standard">
      <style:graphic-properties draw:stroke="none" draw:fill="none" draw:fill-color="#ffffff" draw:auto-grow-width="true" fo:min-height="0.952cm" fo:min-width="7.5cm" fo:wrap-option="no-wrap"/>
    </style:style>
    <style:style style:name="pr54" style:family="presentation" style:parent-style-name="Default-notes">
      <style:graphic-properties draw:fill-color="#ffffff" draw:auto-grow-height="true" fo:min-height="13.365cm" fo:wrap-option="no-wrap"/>
    </style:style>
    <style:style style:name="co56" style:family="table-column">
      <style:table-column-properties style:column-width="1.058cm" style:use-optimal-column-width="false"/>
    </style:style>
    <style:style style:name="co57" style:family="table-column">
      <style:table-column-properties style:column-width="4.557cm" style:use-optimal-column-width="false"/>
    </style:style>
    <style:style style:name="co58" style:family="table-column">
      <style:table-column-properties style:column-width="6.769cm" style:use-optimal-column-width="false"/>
    </style:style>
    <style:style style:name="co59" style:family="table-column">
      <style:table-column-properties style:column-width="5.025cm" style:use-optimal-column-width="false"/>
    </style:style>
    <style:style style:name="co60" style:family="table-column">
      <style:table-column-properties style:column-width="7.133cm" style:use-optimal-column-width="false"/>
    </style:style>
    <style:style style:name="ro61" style:family="table-row">
      <style:table-row-properties style:row-height="1.136cm"/>
    </style:style>
    <style:style style:name="ro69" style:family="table-row">
      <style:table-row-properties style:row-height="1.122cm"/>
    </style:style>
    <style:style style:name="ce62" style:family="table-cell">
      <style:graphic-properties style:repeat="repeat" fo:wrap-option="no-wrap"/>
      <style:paragraph-properties fo:text-align="center"/>
    </style:style>
    <style:style style:name="ce63" style:family="table-cell">
      <style:graphic-properties style:repeat="repeat" fo:wrap-option="no-wrap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5" style:family="table-cell">
      <style:graphic-properties draw:fill="solid" style:repeat="repeat" fo:wrap-option="no-wrap"/>
      <style:paragraph-properties fo:text-align="center"/>
      <style:text-properties fo:font-size="14pt" style:font-size-asian="14pt" style:font-size-complex="14pt"/>
    </style:style>
    <style:style style:name="ce67" style:family="table-cell">
      <style:graphic-properties style:repeat="repeat" fo:wrap-option="no-wrap"/>
      <style:paragraph-properties fo:text-align="center" fo:border-left="0.02cm solid #000000" fo:border-right="0.02cm solid #000000" fo:border-top="0.02cm solid #000000" fo:border-bottom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8" style:family="table-cell">
      <style:graphic-properties draw:fill="solid" style:repeat="repeat" fo:wrap-option="no-wrap"/>
      <style:paragraph-properties fo:text-align="center"/>
    </style:style>
    <style:style style:name="ce70" style:family="table-cell">
      <style:graphic-properties style:repeat="repeat" fo:padding-top="0.279cm" fo:padding-bottom="0.279cm" fo:padding-left="0.279cm" fo:padding-right="0.279cm" fo:wrap-option="no-wrap"/>
      <style:paragraph-properties fo:text-align="center" fo:border="0.01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1" style:family="table-cell">
      <style:graphic-properties draw:fill="solid" style:repeat="repeat" fo:wrap-option="no-wrap"/>
      <style:paragraph-properties fo:text-align="center" fo:border-left="none" fo:border-right="0.02cm solid #000000" fo:border-top="0.02cm solid #000000" fo:border-bottom="0.02cm solid #000000"/>
    </style:style>
    <style:style style:name="P33" style:family="paragraph">
      <style:paragraph-properties fo:margin-top="0.42cm" fo:margin-bottom="0.35cm" fo:text-align="center"/>
    </style:style>
    <style:style style:name="P36" style:family="paragraph">
      <style:paragraph-properties fo:margin-top="0.42cm" fo:margin-bottom="0.35cm" fo:text-align="start"/>
    </style:style>
    <style:style style:name="P41" style:family="paragraph">
      <style:paragraph-properties fo:line-height="200%"/>
    </style:style>
    <style:style style:name="P45" style:family="paragraph">
      <style:paragraph-properties fo:margin-top="0.42cm" fo:margin-bottom="0.35cm" fo:text-align="center" style:punctuation-wrap="simple" style:line-break="strict" style:writing-mode="lr-tb"/>
      <style:text-properties fo:font-size="10pt"/>
    </style:style>
    <style:style style:name="P46" style:family="paragraph">
      <style:paragraph-properties fo:text-align="center"/>
    </style:style>
    <style:style style:name="P50" style:family="paragraph">
      <style:paragraph-properties fo:text-align="center" style:punctuation-wrap="simple" style:line-break="strict" style:writing-mode="lr-tb"/>
      <style:text-properties fo:font-size="26pt" style:font-size-asian="26pt" style:font-size-complex="26pt"/>
    </style:style>
    <style:style style:name="P55" style:family="paragraph">
      <style:paragraph-properties style:punctuation-wrap="simple" style:line-break="strict" style:writing-mode="lr-tb"/>
    </style:style>
    <style:style style:name="P74" style:family="paragraph">
      <style:paragraph-properties style:punctuation-wrap="simple" style:line-break="strict" style:writing-mode="lr-tb"/>
      <style:text-properties style:font-size-asian="20pt"/>
    </style:style>
    <style:style style:name="T34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35" style:family="text">
      <style:text-properties fo:font-family="'Times New Roman'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fo:font-style="italic" fo:font-weight="bold" style:font-size-asian="12pt" style:language-asian="zh" style:country-asian="CN" style:font-style-asian="italic" style:font-weight-asian="bold" style:font-size-complex="12pt" style:font-style-complex="italic" style:font-weight-complex="bold"/>
    </style:style>
    <style:style style:name="T40" style:family="text">
      <style:text-properties style:language-asian="zh" style:country-asian="CN"/>
    </style:style>
    <style:style style:name="T42" style:family="text">
      <style:text-properties fo:font-size="12pt" style:font-size-asian="12pt" style:language-asian="zh" style:country-asian="CN" style:font-size-complex="12pt"/>
    </style:style>
    <style:style style:name="T43" style:family="text">
      <style:text-properties fo:font-size="10pt"/>
    </style:style>
    <style:style style:name="T4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8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51" style:family="text">
      <style:text-properties fo:font-family="'Times New Roman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6" style:family="text">
      <style:text-properties fo:font-size="14pt" style:font-size-asian="14pt" style:font-size-complex="14pt"/>
    </style:style>
    <text:list-style style:name="L3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3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9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93" style:family="drawing-page">
      <style:drawing-page-properties presentation:display-header="true" presentation:display-footer="true" presentation:display-page-number="false" presentation:display-date-time="true"/>
    </style:style>
    <style:style style:name="gr114" style:family="graphic" style:parent-style-name="standard">
      <style:graphic-properties draw:stroke="none" draw:fill="none" draw:fill-color="#ffffff" draw:auto-grow-width="true" fo:min-height="0.952cm" fo:min-width="20.429cm" fo:wrap-option="no-wrap"/>
    </style:style>
    <style:style style:name="gr117" style:family="graphic" style:parent-style-name="standard">
      <style:graphic-properties draw:stroke="none" draw:fill="none" draw:fill-color="#ffffff" draw:auto-grow-width="true" fo:min-height="0.952cm" fo:min-width="7.5cm" fo:wrap-option="no-wrap"/>
    </style:style>
    <style:style style:name="gr118" style:family="graphic">
      <style:graphic-properties style:protect="size"/>
    </style:style>
    <style:style style:name="pr119" style:family="presentation" style:parent-style-name="Default-notes">
      <style:graphic-properties draw:fill-color="#ffffff" draw:auto-grow-height="true" fo:min-height="13.365cm" fo:wrap-option="no-wrap"/>
    </style:style>
    <style:style style:name="co94" style:family="table-column">
      <style:table-column-properties style:column-width="1.058cm" style:use-optimal-column-width="false"/>
    </style:style>
    <style:style style:name="co95" style:family="table-column">
      <style:table-column-properties style:column-width="4.557cm" style:use-optimal-column-width="false"/>
    </style:style>
    <style:style style:name="co96" style:family="table-column">
      <style:table-column-properties style:column-width="6.769cm" style:use-optimal-column-width="false"/>
    </style:style>
    <style:style style:name="co97" style:family="table-column">
      <style:table-column-properties style:column-width="5.025cm" style:use-optimal-column-width="false"/>
    </style:style>
    <style:style style:name="co98" style:family="table-column">
      <style:table-column-properties style:column-width="7.133cm" style:use-optimal-column-width="false"/>
    </style:style>
    <style:style style:name="ro99" style:family="table-row">
      <style:table-row-properties style:row-height="1.136cm"/>
    </style:style>
    <style:style style:name="ro109" style:family="table-row">
      <style:table-row-properties style:row-height="1.122cm"/>
    </style:style>
    <style:style style:name="ce100" style:family="table-cell">
      <style:graphic-properties style:repeat="repeat" fo:wrap-option="no-wrap"/>
      <style:paragraph-properties fo:text-align="center"/>
    </style:style>
    <style:style style:name="ce101" style:family="table-cell">
      <style:graphic-properties style:repeat="repeat" fo:wrap-option="no-wrap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05" style:family="table-cell">
      <style:graphic-properties draw:fill="solid" style:repeat="repeat" fo:wrap-option="no-wrap"/>
      <style:paragraph-properties fo:text-align="center"/>
      <style:text-properties fo:font-size="14pt" style:font-size-asian="14pt" style:font-size-complex="14pt"/>
    </style:style>
    <style:style style:name="ce107" style:family="table-cell">
      <style:graphic-properties style:repeat="repeat" fo:wrap-option="no-wrap"/>
      <style:paragraph-properties fo:text-align="center" fo:border-left="0.02cm solid #000000" fo:border-right="0.02cm solid #000000" fo:border-top="0.02cm solid #000000" fo:border-bottom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08" style:family="table-cell">
      <style:graphic-properties draw:fill="solid" style:repeat="repeat" fo:wrap-option="no-wrap"/>
      <style:paragraph-properties fo:text-align="center"/>
    </style:style>
    <style:style style:name="ce110" style:family="table-cell">
      <style:graphic-properties style:repeat="repeat" fo:padding-top="0.279cm" fo:padding-bottom="0.279cm" fo:padding-left="0.279cm" fo:padding-right="0.279cm" fo:wrap-option="no-wrap"/>
      <style:paragraph-properties fo:text-align="center" fo:border="0.01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11" style:family="table-cell">
      <style:graphic-properties draw:fill="solid" style:repeat="repeat" fo:wrap-option="no-wrap"/>
      <style:paragraph-properties fo:text-align="center" fo:border-left="none" fo:border-right="0.02cm solid #000000" fo:border-top="0.02cm solid #000000" fo:border-bottom="0.02cm solid #000000"/>
    </style:style>
    <style:style style:name="P102" style:family="paragraph">
      <style:paragraph-properties fo:text-align="center"/>
    </style:style>
    <style:style style:name="P115" style:family="paragraph">
      <style:paragraph-properties fo:text-align="center" style:punctuation-wrap="simple" style:line-break="strict" style:writing-mode="lr-tb"/>
      <style:text-properties fo:font-size="26pt" style:font-size-asian="26pt" style:font-size-complex="26pt"/>
    </style:style>
    <style:style style:name="P120" style:family="paragraph">
      <style:paragraph-properties style:punctuation-wrap="simple" style:line-break="strict" style:writing-mode="lr-tb"/>
      <style:text-properties style:font-size-asian="20pt"/>
    </style:style>
    <style:style style:name="T10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4" style:family="text">
      <style:text-properties fo:font-size="12pt" fo:font-style="italic" fo:font-weight="bold" style:font-size-asian="12pt" style:language-asian="zh" style:country-asian="CN" style:font-style-asian="italic" style:font-weight-asian="bold" style:font-size-complex="12pt" style:font-style-complex="italic" style:font-weight-complex="bold"/>
    </style:style>
    <style:style style:name="T106" style:family="text">
      <style:text-properties fo:font-size="14pt" style:font-size-asian="14pt" style:font-size-complex="14pt"/>
    </style:style>
    <style:style style:name="T11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3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116" style:family="text">
      <style:text-properties fo:font-family="'Times New Roman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9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92" draw:master-page-name="Default">
        <draw:frame draw:style-name="standard" draw:layer="layout" svg:width="24.541cm" svg:height="4.529cm" svg:x="1.5cm" svg:y="3.59cm">
          <table:table table:template-name="default" table:use-first-row-styles="true" table:use-banding-rows-styles="true">
            <table:table-column table:style-name="co94"/>
            <table:table-column table:style-name="co95"/>
            <table:table-column table:style-name="co96"/>
            <table:table-column table:style-name="co97"/>
            <table:table-column table:style-name="co98"/>
            <table:table-row table:style-name="ro99" table:default-cell-style-name="ce101">
              <table:table-cell table:style-name="ce100"/>
              <table:table-cell>
                <text:p text:style-name="P102"><text:span text:style-name="T103">ConsumeItem</text:span></text:p>
              </table:table-cell>
              <table:table-cell>
                <text:p text:style-name="P102"><text:span text:style-name="T103">Total Expense($)</text:span></text:p>
              </table:table-cell>
              <table:table-cell>
                <text:p text:style-name="P102"><text:span text:style-name="T103">Price(</text:span><text:span text:style-name="T104">$</text:span><text:span text:style-name="T103">)</text:span></text:p>
              </table:table-cell>
              <table:table-cell>
                <text:p text:style-name="P102"><text:span text:style-name="T103">Total Quantity</text:span></text:p>
              </table:table-cell>
            </table:table-row>
            <table:table-row table:style-name="ro99" table:default-cell-style-name="ce105">
              <table:table-cell table:style-name="ce101">
                <text:p text:style-name="P102"><text:span text:style-name="T103">1</text:span></text:p>
              </table:table-cell>
              <table:table-cell>
                <text:p text:style-name="P102"><text:span text:style-name="T106">ConsumeItem1</text:span></text:p>
              </table:table-cell>
              <table:table-cell>
                <text:p text:style-name="P102"><text:span text:style-name="T106">ExpenseOfItem1</text:span></text:p>
              </table:table-cell>
              <table:table-cell>
                <text:p text:style-name="P102"><text:span text:style-name="T106">PriceOfItem1</text:span></text:p>
              </table:table-cell>
              <table:table-cell>
                <text:p text:style-name="P102"><text:span text:style-name="T106">QuantityOfItem1</text:span></text:p>
              </table:table-cell>
            </table:table-row>
            <table:table-row table:style-name="ro99" table:default-cell-style-name="ce105">
              <table:table-cell table:style-name="ce107">
                <text:p text:style-name="P102"><text:span text:style-name="T103">2</text:span></text:p>
              </table:table-cell>
              <table:table-cell table:style-name="ce108">
                <text:p text:style-name="P102"><text:span text:style-name="T106">ConsumeItem2</text:span></text:p>
              </table:table-cell>
              <table:table-cell>
                <text:p text:style-name="P102"><text:span text:style-name="T106">ExpenseOfItem2</text:span></text:p>
              </table:table-cell>
              <table:table-cell>
                <text:p text:style-name="P102"><text:span text:style-name="T106">PriceOfItem2</text:span></text:p>
              </table:table-cell>
              <table:table-cell>
                <text:p text:style-name="P102"><text:span text:style-name="T106">QuantityOfItem2</text:span></text:p>
              </table:table-cell>
            </table:table-row>
            <table:table-row table:style-name="ro109" table:default-cell-style-name="ce105">
              <table:table-cell table:style-name="ce110">
                <text:p text:style-name="P102"><text:span text:style-name="T103">3</text:span></text:p>
              </table:table-cell>
              <table:table-cell table:style-name="ce111">
                <text:p text:style-name="P102"><text:span text:style-name="T106">ConsumeItem3</text:span></text:p>
              </table:table-cell>
              <table:table-cell>
                <text:p text:style-name="P102"><text:span text:style-name="T106">ExpenseOfItem3</text:span></text:p>
              </table:table-cell>
              <table:table-cell>
                <text:p text:style-name="P102"><text:span text:style-name="T106">PriceOfItem3</text:span></text:p>
              </table:table-cell>
              <table:table-cell>
                <text:p text:style-name="P102"><text:span text:style-name="T106">QuantityOfItem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4" draw:text-style-name="P115" draw:layer="layout" svg:width="20.929cm" svg:height="1.297cm" svg:x="3.501cm" svg:y="0.204cm">
          <draw:text-box>
            <text:p text:style-name="P102"><text:span text:style-name="T112">Welcome to </text:span><text:span text:style-name="T113">RestaurantName</text:span></text:p>
          </draw:text-box>
        </draw:frame>
        <draw:frame draw:style-name="gr117" draw:text-style-name="P115" draw:layer="layout" svg:width="8.579cm" svg:height="1.297cm" svg:x="19.511cm" svg:y="19.704cm">
          <draw:text-box>
            <text:p text:style-name="P102"><text:span text:style-name="T112">Powered By </text:span><text:span text:style-name="T116">author</text:span></text:p>
          </draw:text-box>
        </draw:frame>
        <presentation:notes draw:style-name="dp93">
          <draw:page-thumbnail draw:style-name="gr118" draw:layer="layout" svg:width="14.848cm" svg:height="11.136cm" svg:x="3.075cm" svg:y="2.257cm" draw:page-number="1" presentation:class="page"/>
          <draw:frame presentation:style-name="pr119" draw:text-style-name="P120" draw:layer="layout" svg:width="16.799cm" svg:height="13.365cm" svg:x="2.1cm" svg:y="14.107cm" presentation:class="notes" presentation:placeholder="true">
            <draw:text-box/>
          </draw:frame>
        </presentation:notes>
      </draw:page>
    </office:presentation>
  </office:body>
</office:document-content>
</file>